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select_cas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string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tandard/base___if.xml" manifest:media-type="text/xml"/>
  <manifest:file-entry manifest:full-path="Basic/Standard/base___new.xml" manifest:media-type="text/xml"/>
  <manifest:file-entry manifest:full-path="Basic/Standard/base___loop___for_next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1.7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  <style:style style:name="ce23" style:family="table-cell" style:parent-style-name="Default" style:data-style-name="N73">
      <style:table-cell-properties fo:background-color="#ffffd7" fo:border="0.74pt solid #000000"/>
    </style:style>
    <style:style style:name="ce24" style:family="table-cell" style:parent-style-name="Default" style:data-style-name="N49">
      <style:table-cell-properties fo:background-color="#ffffd7" fo:border="0.74pt solid #000000"/>
    </style:style>
    <style:style style:name="ce31" style:family="table-cell" style:parent-style-name="Default">
      <style:table-cell-properties fo:border="0.74pt solid #000000"/>
    </style:style>
    <style:style style:name="ce3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table table:name="year_month_date_time" table:style-name="ta1">
        <table:table-column table:style-name="co5" table:default-cell-style-name="ce23"/>
        <table:table-column table:style-name="co6" table:default-cell-style-name="ce31"/>
        <table:table-column table:style-name="co2" table:number-columns-repeated="2" table:default-cell-style-name="ce31"/>
        <table:table-column table:style-name="co2" table:default-cell-style-name="ce32"/>
        <table:table-row table:style-name="ro1">
          <table:table-cell office:value-type="date" office:date-value="2024-01-02T12:34:56" calcext:value-type="date">
            <text:p>2024-01-02 12:34:56</text:p>
          </table:table-cell>
          <table:table-cell table:formula="of:=YEAR( [.A1] )" office:value-type="float" office:value="2024" calcext:value-type="float">
            <text:p>2024</text:p>
          </table:table-cell>
          <table:table-cell table:formula="of:=MONTH( [.A1] )" office:value-type="float" office:value="1" calcext:value-type="float">
            <text:p>1</text:p>
          </table:table-cell>
          <table:table-cell table:formula="of:=DAY( [.A1] 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4" office:value-type="date" office:date-value="2022-04-25" calcext:value-type="date">
            <text:p>2022-04-25</text:p>
          </table:table-cell>
          <table:table-cell table:formula="of:=YEAR( [.A2] )" office:value-type="float" office:value="2022" calcext:value-type="float">
            <text:p>2022</text:p>
          </table:table-cell>
          <table:table-cell table:formula="of:=MONTH( [.A2] )" office:value-type="float" office:value="4" calcext:value-type="float">
            <text:p>4</text:p>
          </table:table-cell>
          <table:table-cell table:formula="of:=DAY( [.A2] )" office:value-type="float" office:value="25" calcext:value-type="float">
            <text:p>25</text:p>
          </table:table-cell>
          <table:table-cell table:style-name="Default"/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19:46:14.91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4-02-07T20:26:21.690000000</dc:date>
    <meta:editing-duration>P1DT1H16M6S</meta:editing-duration>
    <meta:editing-cycles>429</meta:editing-cycles>
    <meta:generator>LibreOffice/7.6.4.1$Windows_X86_64 LibreOffice_project/e19e193f88cd6c0525a17fb7a176ed8e6a3e2aa1</meta:generator>
    <meta:document-statistic meta:table-count="5" meta:cell-count="176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select___case

	
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Option Explicit



Sub base___class_module_test_01__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


Sub base___class_module_test_01___over_write

	Dim c as Object
	
	
	
	'
	' Generate : Call - Class_Initialize
	'
	Set c = New base___class_module_01
	
	
	
	'
	' Overwrite : 소멸자가 불리냐?
	'
	Set c = New base___class_module_01
	
	
	
	MsgBox( "소멸자 확인" )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if.xml><?xml version="1.0" encoding="utf-8"?>
<!DOCTYPE module  PUBLIC '-//OpenOffice.org//DTD OfficeDocument 1.0//EN'  'module.dtd'>
<script:module xmlns:script="http://openoffice.org/2000/script" script:name="base___if" script:language="StarBasic" script:moduleType="normal">REM  *****  BASIC  *****

Option Explicit



Sub base___if___if_then

	If 4 &gt; 0 Then
		
		MsgBox( "base___if" &amp; Chr( 10 ) &amp; Chr( 10 ) &amp; "If 4 &gt; 0 Then" )
		
	End If

End Sub



Sub base___if___if_then_else

	If 4 &lt; 0 Then
		
		MsgBox( "base___if" &amp; Chr( 10 ) &amp; Chr( 10 ) &amp; "If 4 &lt; 0 Then" )
	
	Else
	
		MsgBox( "base___if" &amp; Chr( 10 ) &amp; Chr( 10 ) &amp; "Else" )
		
	End If

End Sub



Sub base___if___if_then_else_if

	'
	' Else If : 안된다.
	' ElseIf : 된다.
	'
	If 4 &lt; 0 Then
		
		MsgBox( "base___if" &amp; Chr( 10 ) &amp; Chr( 10 ) &amp; "If 4 &lt; 0 Then" )
	
	ElseIf 4 &gt; 0 Then
	
		MsgBox( "base___if" &amp; Chr( 10 ) &amp; Chr( 10 ) &amp; "ElseIf 4 &gt; 0 Then" )
		
	End If

End Sub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'
			' Exit Do 는 Do 가 쓰인 모든 구문에서 된다.
			'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loop___for_next.xml><?xml version="1.0" encoding="utf-8"?>
<!DOCTYPE module  PUBLIC '-//OpenOffice.org//DTD OfficeDocument 1.0//EN'  'module.dtd'>
<script:module xmlns:script="http://openoffice.org/2000/script" script:name="base___loop___for_next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


Sub base___loop___for_next___step

	Dim result_string as String : result_string = "for_next___step" &amp; Chr( 10 ) &amp; Chr( 10 )
	
	
	Dim i as Integer
	Dim j as Integer : j = 10
	
	
	'
	' For i = 0 to j 는 j &lt;= 10 과 같다.
	'
	For i = 0 To j step 2
		result_string = result_string &amp; i &amp; " "
	Next i
	
	MsgBox( result_string )

End Sub



Sub base___loop___for_next___exit_for

	Dim result_string as String : result_string = "for_next___exit_for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Option Explicit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new.xml><?xml version="1.0" encoding="utf-8"?>
<!DOCTYPE module  PUBLIC '-//OpenOffice.org//DTD OfficeDocument 1.0//EN'  'module.dtd'>
<script:module xmlns:script="http://openoffice.org/2000/script" script:name="base___new" script:language="StarBasic" script:moduleType="normal">REM  *****  BASIC  *****

Option Explicit



'REF : https://renenyffenegger.ch/notes/development/languages/VBA/language/null-and-nothing-etc

Function CheckEmpty4Variant( i as Integer, a as Variant )
	
	If IsEmpty( a ) Then
	
		MsgBox( i &amp; ". Empty : a" )
	
	Else
		
		MsgBox( i &amp; ". Not Empty : a" )
		
	EndIf
	
End Function

Sub base___new___empty

	Dim a as Variant	
	
	CheckEmpty4Variant( 1, a )
	
	
	
	Set a = New base___class_module_01	
	
	CheckEmpty4Variant( 2, a )
	
	
	
	Set a = Nothing	
	
	'
	' Set a = Nothing 의 결과가 c++ 의 a = nullptr 과는 다른가 보다.
	'
	CheckEmpty4Variant( 3, a )
	
	
	
	a = Empty	
	
	CheckEmpty4Variant( 4, a )

End Sub
</script:module>
</file>

<file path=Basic/Standard/base___select_case.xml><?xml version="1.0" encoding="utf-8"?>
<!DOCTYPE module  PUBLIC '-//OpenOffice.org//DTD OfficeDocument 1.0//EN'  'module.dtd'>
<script:module xmlns:script="http://openoffice.org/2000/script" script:name="base___select_case" script:language="StarBasic" script:moduleType="normal">REM  *****  BASIC  *****

Option Explicit



' REF : https://wiki.documentfoundation.org/Documentation/BASIC_Guide



Sub base___select_case

	Dim result_string as String	
	result_string = "select_case" &amp; Chr( 10 ) &amp; Chr( 10 )

	Dim value as Integer : value = 1


	Select Case value
		Case 1:
			result_string = result_string &amp; " 1"
		Case 2:
			result_string = result_string &amp; " 2"
	End Select
	
	
	
	MsgBox( result_string )

End Sub



Sub base___select_case___case_advance

	Dim result_string as String	
	result_string = "select_case" &amp; Chr( 10 ) &amp; Chr( 10 )

	Dim value as Integer : value = 10


	Select Case value
		Case 1 to 5
			result_string = result_string &amp; " 1 to 5"
		Case &gt; 100
			result_string = result_string &amp; " &gt; 100"
		Case 6, 7, 8
			result_string = result_string &amp; " 6, 7, 8"
		Case 9, 10, 11, &gt; 15, &lt; 0
			result_string = result_string &amp; " 9, 10, 11, &gt; 15, &lt; 0"
	End Select
	
	
	
	MsgBox( result_string )

End Sub



Sub base___select_case___case_else

	Dim result_string as String	
	result_string = "select_case" &amp; Chr( 10 ) &amp; Chr( 10 )

	Dim value as Integer : value = 6


	Select Case value
		Case 1 to 5
			result_string = result_string &amp; " 1 to 5"
		Case Else
			result_string = result_string &amp; " Else"
	End Select
	
	
	
	MsgBox( result_string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Sub document___sheets___year_month_date

	Dim result_string as String
	
	'
	'
	'
    Dim sheet as Object
    sheet = ThisComponent.Sheets.getByName( "year_month_date_time" )
    
    
    '
    '
    '
    Dim cell_0_0 as Object
	cell_0_0 = sheet.getCellByPosition( 0, 0 )
	
	
	'
	'
	'
	result_string = "Cell Value : " &amp; cell_0_0.Value &amp; Chr( 10 )
	result_string = result_string &amp; "   &gt; Cell의 YMD HMS 값은 하나의 숫자 값으로 변환된다." &amp; Chr( 10 )
	result_string = result_string &amp; Chr( 10 )
	result_string = result_string &amp; "Date : " &amp; Date( cell_0_0.Value ) &amp; Chr( 10 )
	result_string = result_string &amp; Chr( 10 )
	result_string = result_string &amp; "Year : " &amp; Year( cell_0_0.Value ) &amp; Chr( 10 )
	result_string = result_string &amp; "Month : " &amp; Month( cell_0_0.Value ) &amp; Chr( 10 )
	result_string = result_string &amp; "Day : " &amp; Day( cell_0_0.Value ) &amp; Chr( 10 )
	result_string = result_string &amp; Chr( 10 )
	result_string = result_string &amp; "Hour : " &amp; Hour( cell_0_0.Value ) &amp; Chr( 10 )
	result_string = result_string &amp; "Minute : " &amp; Minute( cell_0_0.Value ) &amp; Chr( 10 )
	result_string = result_string &amp; "Second : " &amp; Second( cell_0_0.Value ) &amp; Chr( 10 )
	
	
	'
	'
	'
	MsgBox( result_string )
    
End Sub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  <library:element library:name="base___if"/>
  <library:element library:name="base___select_case"/>
  <library:element library:name="base___new"/>
  <library:element library:name="base___loop___for_next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